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ohit Gujarati" svg:font-family="'Lohit Gujarat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2.065cm" table:align="left"/>
    </style:style>
    <style:style style:name="Table1.A" style:family="table-column">
      <style:table-column-properties style:column-width="5.581cm"/>
    </style:style>
    <style:style style:name="Table1.B" style:family="table-column">
      <style:table-column-properties style:column-width="6.484cm"/>
    </style:style>
    <style:style style:name="Table1.A1" style:family="table-cell">
      <style:table-cell-properties style:vertical-align="middle" fo:padding="0.049cm" fo:border="none"/>
    </style:style>
    <style:style style:name="P1" style:family="paragraph" style:parent-style-name="Text_20_body">
      <style:text-properties fo:font-weight="bold" style:font-weight-asian="bold" style:font-weight-complex="bold"/>
    </style:style>
    <style:style style:name="P2" style:family="paragraph" style:parent-style-name="Standard">
      <style:text-properties fo:color="#ce181e" fo:font-weight="bold" style:font-weight-asian="bold" style:font-weight-complex="bold"/>
    </style:style>
    <style:style style:name="P3" style:family="paragraph" style:parent-style-name="Standard">
      <style:text-properties fo:color="#ce181e" fo:font-size="20pt" fo:font-weight="bold" officeooo:paragraph-rsid="0020e7fd" style:font-size-asian="20pt" style:font-weight-asian="bold" style:font-size-complex="20pt" style:font-weight-complex="bold"/>
    </style:style>
    <style:style style:name="P4" style:family="paragraph" style:parent-style-name="Standard">
      <style:text-properties fo:color="#000000" fo:font-weight="bold" officeooo:paragraph-rsid="0020e7fd" style:font-weight-asian="bold" style:font-weight-complex="bold"/>
    </style:style>
    <style:style style:name="P5" style:family="paragraph" style:parent-style-name="Standard">
      <style:text-properties fo:color="#000000" fo:font-weight="normal" style:font-weight-asian="normal" style:font-weight-complex="normal"/>
    </style:style>
    <style:style style:name="P6" style:family="paragraph" style:parent-style-name="Standard">
      <style:text-properties fo:color="#000000" fo:font-weight="normal" officeooo:paragraph-rsid="0020e7fd" style:font-weight-asian="normal" style:font-weight-complex="normal"/>
    </style:style>
    <style:style style:name="P7" style:family="paragraph" style:parent-style-name="Standard">
      <style:text-properties fo:color="#000000" fo:font-weight="normal" style:font-weight-asian="normal" style:font-weight-complex="normal" loext:padding="0cm" loext:border="none"/>
    </style:style>
    <style:style style:name="P8" style:family="paragraph" style:parent-style-name="Standard">
      <style:text-properties fo:color="#000000" fo:font-size="20pt" fo:font-weight="normal" officeooo:paragraph-rsid="0022d7b6" style:font-size-asian="20pt" style:font-weight-asian="normal" style:font-size-complex="20pt" style:font-weight-complex="normal"/>
    </style:style>
    <style:style style:name="P9" style:family="paragraph" style:parent-style-name="Standard">
      <style:text-properties fo:color="#000000" fo:font-size="20pt" fo:font-weight="normal" officeooo:rsid="002441c1" officeooo:paragraph-rsid="002441c1" style:font-size-asian="20pt" style:font-weight-asian="normal" style:font-size-complex="20pt" style:font-weight-complex="normal"/>
    </style:style>
    <style:style style:name="P10" style:family="paragraph" style:parent-style-name="Standard">
      <style:text-properties fo:color="#000000" fo:font-size="20pt" fo:language="en" fo:country="IN" fo:font-weight="bold" style:font-size-asian="20pt" style:font-weight-asian="bold" style:font-size-complex="20pt" style:font-weight-complex="bold"/>
    </style:style>
    <style:style style:name="P11" style:family="paragraph" style:parent-style-name="Standard">
      <style:text-properties fo:color="#000000" fo:font-size="12pt" fo:font-weight="normal" officeooo:paragraph-rsid="0022d7b6" style:font-size-asian="10.5pt" style:font-weight-asian="normal" style:font-size-complex="12pt" style:font-weight-complex="normal"/>
    </style:style>
    <style:style style:name="P12" style:family="paragraph" style:parent-style-name="Standard">
      <style:text-properties fo:color="#000000" fo:font-size="12pt" fo:font-weight="normal" officeooo:rsid="0024247b" officeooo:paragraph-rsid="0022d7b6" style:font-size-asian="10.5pt" style:font-weight-asian="normal" style:font-size-complex="12pt" style:font-weight-complex="normal"/>
    </style:style>
    <style:style style:name="P13" style:family="paragraph" style:parent-style-name="Standard">
      <style:text-properties fo:color="#000000" fo:language="en" fo:country="IN" fo:font-weight="normal" style:font-weight-asian="normal" style:font-weight-complex="normal"/>
    </style:style>
    <style:style style:name="P14" style:family="paragraph" style:parent-style-name="Standard">
      <style:text-properties officeooo:paragraph-rsid="0022d7b6"/>
    </style:style>
    <style:style style:name="P15" style:family="paragraph" style:parent-style-name="Text_20_body">
      <style:paragraph-properties fo:margin-top="0cm" fo:margin-bottom="0cm" loext:contextual-spacing="false"/>
      <style:text-properties fo:language="en" fo:country="IN"/>
    </style:style>
    <style:style style:name="P16" style:family="paragraph" style:parent-style-name="Table_20_Contents">
      <style:text-properties fo:font-weight="bold" style:font-weight-asian="bold" style:font-weight-complex="bold"/>
    </style:style>
    <style:style style:name="P17" style:family="paragraph" style:parent-style-name="Heading_20_2">
      <style:text-properties fo:color="#ce181e" fo:font-weight="bold" style:font-weight-asian="bold" style:font-weight-complex="bold"/>
    </style:style>
    <style:style style:name="P18" style:family="paragraph" style:parent-style-name="Heading_20_2">
      <style:text-properties fo:color="#000000" fo:font-weight="normal" style:font-weight-asian="normal" style:font-weight-complex="normal"/>
    </style:style>
    <style:style style:name="P19" style:family="paragraph" style:parent-style-name="Standard" style:list-style-name="L1"/>
    <style:style style:name="P20" style:family="paragraph" style:parent-style-name="Standard" style:list-style-name="L1">
      <style:text-properties officeooo:paragraph-rsid="001e2028"/>
    </style:style>
    <style:style style:name="P21" style:family="paragraph" style:parent-style-name="Standard" style:list-style-name="L1">
      <style:text-properties officeooo:paragraph-rsid="001dccb4"/>
    </style:style>
    <style:style style:name="P22" style:family="paragraph" style:parent-style-name="Standard" style:list-style-name="L1">
      <style:text-properties style:font-name="Liberation Mono" officeooo:paragraph-rsid="001e2028"/>
    </style:style>
    <style:style style:name="P23" style:family="paragraph" style:parent-style-name="Standard" style:list-style-name="L1">
      <style:text-properties officeooo:rsid="001dccb4" officeooo:paragraph-rsid="001e2028"/>
    </style:style>
    <style:style style:name="P24" style:family="paragraph" style:parent-style-name="Standard" style:list-style-name="L1">
      <style:text-properties fo:font-size="12pt" officeooo:rsid="001dccb4" officeooo:paragraph-rsid="001e2028" style:font-size-asian="12pt" style:font-size-complex="12pt"/>
    </style:style>
    <style:style style:name="P25" style:family="paragraph" style:parent-style-name="Standard" style:list-style-name="L2">
      <style:text-properties officeooo:paragraph-rsid="001dccb4"/>
    </style:style>
    <style:style style:name="P26" style:family="paragraph" style:parent-style-name="Standard">
      <style:text-properties fo:color="#000000" fo:font-weight="normal" style:font-weight-asian="normal" style:font-weight-complex="normal"/>
    </style:style>
    <style:style style:name="P27" style:family="paragraph" style:parent-style-name="Standard">
      <style:text-properties fo:color="#000000" fo:font-weight="normal" officeooo:paragraph-rsid="002cd68e" style:font-weight-asian="normal" style:font-weight-complex="normal"/>
    </style:style>
    <style:style style:name="P28" style:family="paragraph" style:parent-style-name="Standard">
      <style:text-properties fo:color="#000000" fo:font-size="14pt" fo:font-weight="normal" fo:background-color="#eeeeee" style:font-size-asian="14pt" style:font-weight-asian="normal" style:font-size-complex="14pt" style:font-weight-complex="normal"/>
    </style:style>
    <style:style style:name="P29" style:family="paragraph" style:parent-style-name="Standard">
      <style:text-properties fo:color="#000000" fo:font-size="14pt" fo:font-weight="normal" officeooo:paragraph-rsid="002cd68e" fo:background-color="#eeeeee" style:font-size-asian="14pt" style:font-weight-asian="normal" style:font-size-complex="14pt" style:font-weight-complex="normal"/>
    </style:style>
    <style:style style:name="P30" style:family="paragraph" style:parent-style-name="Standard">
      <style:text-properties fo:color="#000000" fo:font-weight="bold" officeooo:paragraph-rsid="002cd68e" style:font-weight-asian="bold" style:font-weight-complex="bold"/>
    </style:style>
    <style:style style:name="P31" style:family="paragraph" style:parent-style-name="Standard">
      <style:text-properties fo:color="#000000" fo:font-size="20pt" fo:font-weight="normal" style:font-size-asian="20pt" style:font-weight-asian="normal" style:font-size-complex="20pt" style:font-weight-complex="normal"/>
    </style:style>
    <style:style style:name="P32" style:family="paragraph" style:parent-style-name="Standard">
      <style:text-properties fo:color="#000000" fo:font-size="20pt" fo:font-weight="bold" style:font-size-asian="20pt" style:font-weight-asian="bold" style:font-size-complex="20pt" style:font-weight-complex="bold"/>
    </style:style>
    <style:style style:name="P33" style:family="paragraph" style:parent-style-name="Standard">
      <style:text-properties officeooo:paragraph-rsid="002b542b"/>
    </style:style>
    <style:style style:name="P34" style:family="paragraph" style:parent-style-name="Text_20_body" style:list-style-name="L1">
      <style:text-properties officeooo:paragraph-rsid="001e2028"/>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bold" officeooo:paragraph-rsid="0028f87b" style:font-weight-asian="bold" style:font-weight-complex="bold"/>
    </style:style>
    <style:style style:name="P37" style:family="paragraph" style:parent-style-name="Text_20_body">
      <style:text-properties fo:background-color="#fff200"/>
    </style:style>
    <style:style style:name="P38" style:family="paragraph" style:parent-style-name="Text_20_body">
      <style:text-properties fo:color="#000000" style:font-name="Lohit Gujarati" fo:font-size="15pt" fo:background-color="#eeeeee" style:font-size-asian="15pt" style:font-size-complex="15pt"/>
    </style:style>
    <style:style style:name="P39" style:family="paragraph" style:parent-style-name="Text_20_body">
      <style:text-properties fo:color="#ce181e" fo:font-weight="bold" style:font-weight-asian="bold" style:font-weight-complex="bold"/>
    </style:style>
    <style:style style:name="P40" style:family="paragraph" style:parent-style-name="Preformatted_20_Text" style:list-style-name="L1"/>
    <style:style style:name="P41" style:family="paragraph" style:parent-style-name="Preformatted_20_Text" style:list-style-name="L1">
      <style:text-properties officeooo:paragraph-rsid="001e2028"/>
    </style:style>
    <style:style style:name="P42" style:family="paragraph" style:parent-style-name="Preformatted_20_Text">
      <style:text-properties fo:color="#ce181e" fo:font-size="13pt" fo:font-weight="bold" officeooo:rsid="002ae4f8" officeooo:paragraph-rsid="002ae4f8" style:font-size-asian="13pt" style:font-weight-asian="bold" style:font-size-complex="13pt" style:font-weight-complex="bold"/>
    </style:style>
    <style:style style:name="P43" style:family="paragraph" style:parent-style-name="Heading_20_2">
      <style:text-properties fo:color="#ce181e" fo:font-weight="bold" style:font-weight-asian="bold" style:font-weight-complex="bold"/>
    </style:style>
    <style:style style:name="P44" style:family="paragraph" style:parent-style-name="Heading_20_2">
      <style:text-properties fo:color="#000000" fo:font-weight="normal" style:font-weight-asian="normal" style:font-weight-complex="normal"/>
    </style:style>
    <style:style style:name="P45" style:family="paragraph" style:parent-style-name="Heading_20_2">
      <style:text-properties fo:color="#000000" fo:font-size="20pt" fo:font-weight="bold" style:font-size-asian="20pt" style:font-weight-asian="bold" style:font-size-complex="20pt" style:font-weight-complex="bold"/>
    </style:style>
    <style:style style:name="T1" style:family="text">
      <style:text-properties officeooo:rsid="001dccb4"/>
    </style:style>
    <style:style style:name="T2" style:family="text">
      <style:text-properties fo:font-size="11pt" style:font-size-asian="11pt" style:font-size-complex="11pt"/>
    </style:style>
    <style:style style:name="T3" style:family="text">
      <style:text-properties officeooo:rsid="001e2028"/>
    </style:style>
    <style:style style:name="T4" style:family="text">
      <style:text-properties style:font-name="Liberation Mono" fo:font-size="12pt" style:font-size-asian="12pt" style:font-size-complex="12pt"/>
    </style:style>
    <style:style style:name="T5" style:family="text">
      <style:text-properties style:font-name="Liberation Mono" fo:font-size="12pt" officeooo:rsid="001dccb4" style:font-size-asian="12pt" style:font-size-complex="12pt"/>
    </style:style>
    <style:style style:name="T6" style:family="text">
      <style:text-properties officeooo:rsid="001f542f"/>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color="#000000"/>
    </style:style>
    <style:style style:name="T10" style:family="text">
      <style:text-properties fo:color="#000000" fo:font-size="12pt" fo:font-weight="normal" officeooo:rsid="0024247b" style:font-size-asian="10.5pt" style:font-weight-asian="normal" style:font-size-complex="12pt" style:font-weight-complex="normal"/>
    </style:style>
    <style:style style:name="T11" style:family="text">
      <style:text-properties fo:color="#000000" style:font-name="Lohit Gujarati" fo:font-size="15pt" officeooo:rsid="00293cf9" fo:background-color="#eeeeee" loext:char-shading-value="0" style:font-size-asian="15pt" style:font-size-complex="15pt"/>
    </style:style>
    <style:style style:name="T12" style:family="text">
      <style:text-properties fo:color="#000000" style:font-name="Lohit Gujarati" fo:font-size="15pt" officeooo:rsid="00293cf9" style:font-size-asian="15pt" style:font-size-complex="15pt" fo:background-color="#ffffff"/>
    </style:style>
    <style:style style:name="T13" style:family="text">
      <style:text-properties fo:color="#000000" style:font-name="Lohit Gujarati" fo:font-size="15pt" officeooo:rsid="00293cf9" fo:background-color="#ffffff" loext:char-shading-value="0" style:font-size-asian="15pt" style:font-size-complex="15pt"/>
    </style:style>
    <style:style style:name="T14" style:family="text">
      <style:text-properties fo:color="#000000" style:font-name="Lohit Gujarati" fo:font-size="15pt" officeooo:rsid="00293cf9" fo:background-color="#ffffff" loext:char-shading-value="0" style:font-size-asian="15pt" style:font-size-complex="15pt"/>
    </style:style>
    <style:style style:name="T15" style:family="text">
      <style:text-properties fo:color="#000000" fo:font-size="13pt" style:font-size-asian="13pt" style:font-size-complex="13pt"/>
    </style:style>
    <style:style style:name="T16" style:family="text">
      <style:text-properties fo:color="#000000" fo:font-size="13pt" fo:font-weight="bold" style:font-size-asian="13pt" style:font-weight-asian="bold" style:font-size-complex="13pt" style:font-weight-complex="bold"/>
    </style:style>
    <style:style style:name="T17" style:family="text">
      <style:text-properties fo:color="#000000" fo:font-weight="bold" style:font-weight-asian="bold" style:font-weight-complex="bold"/>
    </style:style>
    <style:style style:name="T18" style:family="text">
      <style:text-properties fo:color="#000000" fo:font-weight="bold" officeooo:rsid="002b542b" style:font-weight-asian="bold" style:font-weight-complex="bold"/>
    </style:style>
    <style:style style:name="T19" style:family="text">
      <style:text-properties fo:color="#000000" fo:font-weight="normal" officeooo:rsid="002b542b" style:font-weight-asian="normal" style:font-weight-complex="normal"/>
    </style:style>
    <style:style style:name="T20" style:family="text">
      <style:text-properties fo:color="#000000" officeooo:rsid="002b542b"/>
    </style:style>
    <style:style style:name="T21" style:family="text">
      <style:text-properties fo:background-color="#fff200" loext:char-shading-value="0"/>
    </style:style>
    <style:style style:name="T22" style:family="text">
      <style:text-properties officeooo:rsid="00293cf9"/>
    </style:style>
    <style:style style:name="T23" style:family="text">
      <style:text-properties fo:font-size="13pt" style:font-size-asian="13pt" style:font-size-complex="13pt"/>
    </style:style>
    <style:style style:name="T24" style:family="text">
      <style:text-properties fo:color="#ce181e" fo:font-weight="bold" style:font-weight-asian="bold" style:font-weight-complex="bold"/>
    </style:style>
    <style:style style:name="T25" style:family="text">
      <style:text-properties fo:color="#ef413d" fo:font-weight="normal" officeooo:rsid="002b542b" style:font-weight-asian="normal" style:font-weight-complex="normal"/>
    </style:style>
    <style:style style:name="T26" style:family="text">
      <style:text-properties fo:font-style="italic"/>
    </style:style>
    <style:style style:name="T27" style:family="text">
      <style:text-properties fo:font-size="14pt" style:font-size-asian="14pt" style:font-size-complex="14pt"/>
    </style:style>
    <style:style style:name="T28" style:family="text">
      <style:text-properties fo:font-size="14pt" fo:font-weight="bold" style:font-size-asian="14pt" style:font-size-complex="14pt"/>
    </style:style>
    <style:style style:name="T29" style:family="text">
      <style:text-properties fo:font-size="14pt" fo:font-weight="bold" fo:background-color="#eeeeee" loext:char-shading-value="0" style:font-size-asian="14pt" style:font-size-complex="14pt"/>
    </style:style>
    <style:style style:name="T30" style:family="text">
      <style:text-properties fo:font-size="14pt" fo:font-weight="bold" fo:background-color="#eeeeee" loext:char-shading-value="0" style:font-size-asian="14pt" style:font-size-complex="14pt"/>
    </style:style>
    <style:style style:name="T31" style:family="text">
      <style:text-properties fo:font-size="14pt" fo:font-weight="bold" fo:background-color="#eeeeee" loext:char-shading-value="0" style:font-size-asian="14pt" style:font-weight-asian="bold" style:font-size-complex="14pt" style:font-weight-complex="bold"/>
    </style:style>
    <style:style style:name="T32" style:family="text">
      <style:text-properties fo:font-size="14pt" fo:font-style="italic" style:font-size-asian="14pt" style:font-size-complex="14pt"/>
    </style:style>
    <style:style style:name="T33" style:family="text">
      <style:text-properties fo:font-size="14pt" fo:font-style="italic" fo:background-color="#eeeeee" loext:char-shading-value="0" style:font-size-asian="14pt" style:font-size-complex="14pt"/>
    </style:style>
    <style:style style:name="T34" style:family="text">
      <style:text-properties fo:font-size="14pt" fo:font-style="italic" fo:background-color="#eeeeee" loext:char-shading-value="0" style:font-size-asian="14pt" style:font-size-complex="14pt"/>
    </style:style>
    <style:style style:name="T35" style:family="text">
      <style:text-properties fo:font-size="14pt" fo:background-color="#eeeeee" loext:char-shading-value="0" style:font-size-asian="14pt" style:font-size-complex="14pt"/>
    </style:style>
    <style:style style:name="T36" style:family="text">
      <style:text-properties fo:font-size="14pt" fo:background-color="#eeeeee" loext:char-shading-value="0" style:font-size-asian="14pt" style:font-size-complex="14pt"/>
    </style:style>
    <style:style style:name="T37" style:family="text">
      <style:text-properties fo:font-size="14pt" fo:font-weight="normal" fo:background-color="#eeeeee" loext:char-shading-value="0" style:font-size-asian="14pt" style:font-weight-asian="normal" style:font-size-complex="14pt" style:font-weight-complex="normal"/>
    </style:style>
    <style:style style:name="T38" style:family="text">
      <style:text-properties style:text-position="33% 80%"/>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09777121" text:style-name="L1">
        <text:list-header>
          <text:p text:style-name="P19"/>
        </text:list-header>
        <text:list-item>
          <text:p text:style-name="P20">Creating a network namespace <text:s text:c="10"/>- <text:s text:c="2"/></text:p>
          <text:p text:style-name="P22"><text:s text:c="28"/>sudo ip netns add <text:span text:style-name="T1">red </text:span></text:p>
          <text:p text:style-name="P19"/>
        </text:list-item>
        <text:list-item>
          <text:p text:style-name="P41"><text:span text:style-name="Source_20_Text"><text:span text:style-name="T1">display network namespaces <text:s text:c="4"/>- </text:span></text:span></text:p>
          <text:p text:style-name="P41"><text:span text:style-name="Source_20_Text"><text:span text:style-name="T5"><text:s text:c="25"/></text:span></text:span><text:span text:style-name="Source_20_Text"><text:span text:style-name="T4">ip netns list</text:span></text:span></text:p>
          <text:p text:style-name="P40"><text:span text:style-name="Source_20_Text"/></text:p>
        </text:list-item>
        <text:list-item>
          <text:p text:style-name="P34">create the veth pair: <text:s text:c="7"/>-</text:p>
          <text:p text:style-name="P34"><text:span text:style-name="Source_20_Text"><text:s text:c="15"/>ip link add veth0 type veth peer name veth1</text:span></text:p>
        </text:list-item>
        <text:list-item>
          <text:p text:style-name="P23">display link <text:s/>- <text:s/></text:p>
          <text:p text:style-name="P20"><text:span text:style-name="Source_20_Text"><text:s text:c="10"/>ip link list</text:span></text:p>
          <text:p text:style-name="P20"><text:span text:style-name="Source_20_Text"><text:s text:c="10"/>ip netns exec blue ip link list</text:span></text:p>
          <text:p text:style-name="P21"/>
        </text:list-item>
        <text:list-item>
          <text:p text:style-name="P24">connecting Ethernet to namespace <text:s/></text:p>
          <text:p text:style-name="P20"><text:span text:style-name="Source_20_Text"><text:span text:style-name="T2"><text:s text:c="10"/>ip link set veth1 netns blue</text:span></text:span></text:p>
          <text:p text:style-name="P21"><text:span text:style-name="Source_20_Text"><text:span text:style-name="T2"/></text:span></text:p>
        </text:list-item>
        <text:list-item>
          <text:p text:style-name="P23">config ip <text:s/>-</text:p>
          <text:p text:style-name="P20"><text:span text:style-name="Source_20_Text"><text:s text:c="11"/>ip netns exec blue ifconfig veth1 10.1.1.1/24 </text:span></text:p>
          <text:p text:style-name="P21"><text:span text:style-name="Source_20_Text"/></text:p>
        </text:list-item>
        <text:list-item>
          <text:p text:style-name="P20"><text:span text:style-name="Source_20_Text"><text:span text:style-name="T1">diplay address- <text:s text:c="19"/></text:span></text:span></text:p>
          <text:p text:style-name="P20"><text:span text:style-name="Source_20_Text"><text:s text:c="16"/>ip addr list</text:span></text:p>
          <text:p text:style-name="P21"><text:span text:style-name="Source_20_Text"><text:s text:c="16"/>ip netns exec blue ip addr list</text:span></text:p>
          <text:p text:style-name="P20"><text:span text:style-name="Source_20_Text"><text:s text:c="16"/>ip route list</text:span><text:span text:style-name="Source_20_Text"><text:span text:style-name="T3">(routiing table)</text:span></text:span></text:p>
        </text:list-item>
        <text:list-item>
          <text:p text:style-name="P21"><text:span text:style-name="Source_20_Text"/></text:p>
        </text:list-item>
        <text:list-item>
          <text:p text:style-name="P21"><text:span text:style-name="Source_20_Text"><text:s/></text:span></text:p>
        </text:list-item>
      </text:list>
      <text:list xml:id="list2595843983" text:style-name="L2">
        <text:list-header>
          <text:p text:style-name="P25"><text:span text:style-name="Source_20_Text"/></text:p>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Containers and virtual machines have similar resource isolation and allocation benefits, but function differently because containers virtualize the operating system instead of hardware. Containers are more portable and efficient</text:h>
      <text:p text:style-name="Standard"/>
      <text:p text:style-name="Standard"/>
      <text:p text:style-name="Standard"><text:a xlink:type="simple" xlink:href="https://www.google.com/url?sa=t&amp;rct=j&amp;q=&amp;esrc=s&amp;source=web&amp;cd=3&amp;cad=rja&amp;uact=8&amp;ved=2ahUKEwjrlaXSmrTlAhVReH0KHfJvDZ0QFjACegQIDBAJ&amp;url=https%3A%2F%2Fcumulusnetworks.com%2Fblog%2Fwhat-is-container-networking%2F&amp;usg=AOvVaw1Ok6TQ2gTCAkQX_FCkKVQf" text:style-name="Internet_20_link" text:visited-style-name="Visited_20_Internet_20_Link"><text:span text:style-name="T6">https://www.google.com/url?sa=t&amp;rct=j&amp;q=&amp;esrc=s&amp;source=web&amp;cd=3&amp;cad=rja&amp;uact=8&amp;ved=2ahUKEwjrlaXSmrTlAhVReH0KHfJvDZ0QFjACegQIDBAJ&amp;url=https%3A%2F%2Fcumulusnetworks.com%2Fblog%2Fwhat-is-container-networking%2F&amp;usg=AOvVaw1Ok6TQ2gTCAkQX_FCkKVQf</text:span></text:a></text:p>
      <text:p text:style-name="Standard"/>
      <text:p text:style-name="Standard"/>
      <text:p text:style-name="Standard">containers are a modern application sandboxing mechanism </text:p>
      <text:h text:style-name="Heading_20_4" text:outline-level="4">CONTAINERS</text:h>
      <text:p text:style-name="Text_20_body"/>
      <text:p text:style-name="Text_20_body">The <text:a xlink:type="simple" xlink:href="https://en.wikipedia.org/wiki/Linux_containers" office:target-frame-name="_blank" xlink:show="new" text:style-name="Internet_20_link" text:visited-style-name="Visited_20_Internet_20_Link">Wikipedia’s definition</text:a> says “containers is a generic term for an operating system level virtualization. … There are a number of such implementations including Docker, lxc, and rkt.”</text:p>
      <text:p text:style-name="Text_20_body"/>
      <text:p text:style-name="Text_20_body"><text:span text:style-name="T21">In the </text:span><text:a xlink:type="simple" xlink:href="https://amzn.to/2VSG847" office:target-frame-name="_blank" xlink:show="new" text:style-name="Internet_20_link" text:visited-style-name="Visited_20_Internet_20_Link"><text:span text:style-name="T21">Unix/Linux System Admin book</text:span></text:a><text:span text:style-name="T21"> they describe a container to be an isolated group of processes that are restricted to a private root filesystem and process namespace.</text:span></text:p>
      <text:p text:style-name="P37"/>
      <text:p text:style-name="P38">group of processes with some cool kernel <text:s/><text:span text:style-name="T22">feature </text:span>,that allow the processes to pretend that they’re running on their own separate machine. While the host machine knows that the container is actually a process, the container thinks that it is a separate machine. These awesome kernel features that make this possible are:</text:p>
      <text:p text:style-name="P38"><text:a xlink:type="simple" xlink:href="http://man7.org/linux/man-pages/man7/namespaces.7.html" office:target-frame-name="_blank" xlink:show="new" text:style-name="Internet_20_link" text:visited-style-name="Visited_20_Internet_20_Link">namespaces</text:a> = Namespaces are the feature that make the container look and feel like it is an entirely separate machine.</text:p>
      <text:p text:style-name="P38"/>
      <text:p text:style-name="Text_20_body"><text:a xlink:type="simple" xlink:href="https://medium.com/@jessgreb01/what-is-the-difference-between-a-process-a-container-and-a-vm-f36ba0f8a8f7" text:style-name="Internet_20_link" text:visited-style-name="Visited_20_Internet_20_Link"><text:span text:style-name="T14">https://medium.com/@jessgreb01/what-is-the-difference-between-a-process-a-container-and-a-vm-f36ba0f8a8f7</text:span></text:a></text:p>
      <text:p text:style-name="Text_20_body"><text:span text:style-name="T14"><text:s/><text:tab/> <text:tab/></text:span></text:p>
      <text:p text:style-name="P1">A container is an isolated execution environment on a Linux host that behaves much like a full-featured Linux installation with its own users, file system, processes and network stack</text:p>
      <text:p text:style-name="P36">Running an application inside of a container isolates it from the host and other containers, </text:p>
      <text:p text:style-name="P36"><text:soft-page-break/>meaning that even when the applications inside of them are running as root, they can not access or modify the files, processes, users, or other resources of the host or other containers.</text:p>
      <text:p text:style-name="P1"/>
      <text:p text:style-name="P1">Containers are implemented in the Linux kernel, which means that they share<text:line-break/>their resources with their host.</text:p>
      <text:p text:style-name="P1">For example, whenever an application is run in a container, it is possible to see the container process in the host operating system’s process table. There is a mapping of “real” user and process ID’s to “fake” process IDs, handled transparently by the kernel.</text:p>
      <text:h text:style-name="Heading_20_4" text:outline-level="4"/>
      <text:h text:style-name="Heading_20_4" text:outline-level="4">VIRTUAL MACHINES</text:h>
      <text:p text:style-name="Text_20_body">Virtual machines (VMs) are an abstraction of physical hardware turning one server into many servers. The hypervisor allows multiple VMs to run on a single machine. Each VM includes a full copy of an operating system, the application, necessary binaries and libraries - taking up tens of GBs. VMs can also be slow to boot.</text:p>
      <text:p text:style-name="P1">Virtual machines, however, fully simulate all of the hardware of a computer including the peripherals, network adapters, hard drives, memory and CPU instructions. There is much more overhead involved in virtualization, meaning that on average, VMs are larger and slower than their container counterparts. They are also more opaque: applications that run in a VM are not visible in the host operating system’s process table — special hooks into the VM are needed to get that level of visibility.</text:p>
      <text:p text:style-name="Text_20_body"/>
      <text:p text:style-name="Text_20_body"/>
      <text:p text:style-name="Text_20_body"/>
      <text:p text:style-name="Standard"/>
      <text:p text:style-name="P2">What is the difference between a container and a virtual machine?</text:p>
      <text:p text:style-name="P5"/>
      <text:p text:style-name="P5">The container’s system requires an underlying operating system that provides the basic services to all of the containerized applications using virtual-memory support for isolation. A hypervisor, on the other hand, runs VMs that have their own operating system using hardware VM support. Container systems have a lower overhead than VMs and container systems typically target environments where thousands of containers are in play. Container systems usually provide service isolation between containers. As a result, container services such as file systems or network support can have limited resource access.</text:p>
      <text:p text:style-name="P5"/>
      <text:p text:style-name="P2"/>
      <text:p text:style-name="P2"/>
      <text:p text:style-name="P2"/>
      <text:p text:style-name="P2"/>
      <text:p text:style-name="P2">What is the difference between a hub, a switch and a router?</text:p>
      <text:p text:style-name="P2"/>
      <text:h text:style-name="P17" text:outline-level="2"><text:soft-page-break/></text:h>
      <text:p text:style-name="P42">network namespace</text:p>
      <text:p text:style-name="Preformatted_20_Text"><text:span text:style-name="T24"><text:s text:c="4"/></text:span><text:span text:style-name="T17"><text:s text:c="2"/></text:span><text:span text:style-name="T16"><text:s/>A network namespace is logically another copy of the network stack </text:span><text:span text:style-name="T15"><text:s/>with its own routes, firewall rules, and network devices</text:span><text:span text:style-name="T23">.</text:span></text:p>
      <text:p text:style-name="P39"/>
      <text:h text:style-name="P17" text:outline-level="2"/>
      <text:h text:style-name="P17" text:outline-level="2">Hubs</text:h>
      <text:p text:style-name="Text_20_body">A hub is the least expensive, least intelligent, and least complicated of the three. Its job is very simple: anything that comes in one <text:a xlink:type="simple" xlink:href="https://askleo.com/glossary/port/" text:style-name="Internet_20_link" text:visited-style-name="Visited_20_Internet_20_Link">port</text:a> is sent out to the others</text:p>
      <text:h text:style-name="P17" text:outline-level="2"/>
      <text:h text:style-name="P17" text:outline-level="2"/>
      <text:h text:style-name="P17" text:outline-level="2">Switches</text:h>
      <text:p text:style-name="Text_20_body">A switch does what a hub does, but more efficiently. By paying attention to the traffic that comes across it, it learns which computers are connected to which port.</text:p>
      <text:p text:style-name="P2"/>
      <text:p text:style-name="P3"><text:s/>router </text:p>
      <text:p text:style-name="P3"/>
      <text:p text:style-name="P6">The main objective of router is to connect various networks simultaneously and it works in network layer, whereas the main </text:p>
      <text:p text:style-name="P6"/>
      <text:p text:style-name="P6">objective of switch is to connect various devices simultaneously and it works in data link layer.</text:p>
      <text:p text:style-name="P6"/>
      <text:p text:style-name="P4"/>
      <table:table table:name="Table1" table:style-name="Table1">
        <table:table-column table:style-name="Table1.A"/>
        <table:table-column table:style-name="Table1.B"/>
        <table:table-row>
          <table:table-cell table:style-name="Table1.A1" office:value-type="string">
            <text:p text:style-name="P16">Router is compatible with NAT.</text:p>
          </table:table-cell>
          <table:table-cell table:style-name="Table1.A1" office:value-type="string">
            <text:p text:style-name="P16">While it is not compatible with NAT.</text:p>
          </table:table-cell>
        </table:table-row>
      </table:table>
      <text:p text:style-name="P4"/>
      <text:p text:style-name="P2"/>
      <text:p text:style-name="P8">Linux Bridge</text:p>
      <text:p text:style-name="P8"/>
      <text:p text:style-name="P11">A bridge is a device that separates two or more network segments within one logical network (e.g. a single IP-subnet).</text:p>
      <text:p text:style-name="P2"/>
      <text:p text:style-name="P5">Using a Linux Bridge. ... A network bridge is a<text:span text:style-name="T8"> Link Layer device </text:span>which forwards traffic between networks based on MAC addresses and is therefore also referred to as a Layer 2 device. It makes forwarding decisions based on tables of MAC addresses which it builds by learning what hosts are connected to each network.</text:p>
      <text:p text:style-name="P5"/>
      <text:p text:style-name="P5"><text:soft-page-break/></text:p>
      <text:p text:style-name="P8">What is Open vSwitch?</text:p>
      <text:p text:style-name="P8"/>
      <text:p text:style-name="P14"><text:a xlink:type="simple" xlink:href="http://docs.openvswitch.org/en/latest/faq/general/" text:style-name="Internet_20_link" text:visited-style-name="Visited_20_Internet_20_Link"><text:span text:style-name="T10">http://docs.openvswitch.org/en/latest/faq/general/</text:span></text:a></text:p>
      <text:p text:style-name="P12"/>
      <text:p text:style-name="P11">A: <text:span text:style-name="T7">Open vSwitch</text:span> is a production quality <text:span text:style-name="T7">open</text:span> source software switch designed to be used as a <text:span text:style-name="T7">vswitch</text:span> in virtualized server environments. A <text:span text:style-name="T7">vswitch</text:span> forwards traffic between different VMs on the same physical host and also forwards traffic between VMs and the physical network.</text:p>
      <text:p text:style-name="P8"/>
      <text:p text:style-name="P5">The role of this software is to forward traffic between different virtual machines (VM) within the same host and even traffic between a VM and a physical network.</text:p>
      <text:p text:style-name="P5"/>
      <text:p text:style-name="P5"/>
      <text:p text:style-name="P5"/>
      <text:h text:style-name="P18" text:outline-level="2">VETH</text:h>
      <text:p text:style-name="Text_20_body">The VETH (virtual Ethernet) device is a local Ethernet tunnel. Devices are created in pairs, as shown in the diagram below.</text:p>
      <text:p text:style-name="Text_20_body">Packets transmitted on one device in the pair are immediately received on the other device. When either device is down, the link state of the pair is down.</text:p>
      <text:p text:style-name="P31"/>
      <text:h text:style-name="P45" text:outline-level="2"><text:bookmark text:name="h2-veth-pairs"/>Veth Pairs</text:h>
      <text:p text:style-name="P1">Veth devices are built as pairs of connected virtual ethernet interfaces<text:span text:style-name="T38">[2]</text:span> and can be thought of as a virtual patch cable. What goes in one end will come out the other.</text:p>
      <text:p text:style-name="P32"/>
      <text:p text:style-name="P9">route</text:p>
      <text:p text:style-name="P5"/>
      <text:p text:style-name="P5">In general, a <text:span text:style-name="T7">route</text:span> refers to the path a <text:a xlink:type="simple" xlink:href="https://www.computerhope.com/jargon/p/packet.htm" text:style-name="Internet_20_link" text:visited-style-name="Visited_20_Internet_20_Link">data packet</text:a> travels on a <text:a xlink:type="simple" xlink:href="https://www.computerhope.com/jargon/n/network.htm" text:style-name="Internet_20_link" text:visited-style-name="Visited_20_Internet_20_Link">network</text:a>. The route includes every device that handles the <text:a xlink:type="simple" xlink:href="https://www.computerhope.com/jargon/p/packet.htm" text:style-name="Internet_20_link" text:visited-style-name="Visited_20_Internet_20_Link">packet</text:a> between its source to its destination, including <text:a xlink:type="simple" xlink:href="https://www.computerhope.com/jargon/r/router.htm" text:style-name="Internet_20_link" text:visited-style-name="Visited_20_Internet_20_Link">routers</text:a>, <text:a xlink:type="simple" xlink:href="https://www.computerhope.com/jargon/s/switch.htm" text:style-name="Internet_20_link" text:visited-style-name="Visited_20_Internet_20_Link">switches</text:a>, and <text:a xlink:type="simple" xlink:href="https://www.computerhope.com/jargon/f/firewall.htm" text:style-name="Internet_20_link" text:visited-style-name="Visited_20_Internet_20_Link">firewalls</text:a>.</text:p>
      <text:p text:style-name="P5"/>
      <text:p text:style-name="P5"/>
      <text:p text:style-name="P5"/>
      <text:p text:style-name="P5"/>
      <text:p text:style-name="P10">Routing table</text:p>
      <text:p text:style-name="P13"/>
      <text:p text:style-name="P15">In computer networking a routing table, or routing information base, is a data table stored in a router or a network host that lists the routes to particular network destinations, and in some cases, metrics associated with those routes.</text:p>
      <text:p text:style-name="P5"/>
      <text:p text:style-name="P5"/>
      <text:p text:style-name="P5"/>
      <text:p text:style-name="P7"><text:soft-page-break/>What is a route in networking?</text:p>
      <text:section text:style-name="Sect1" text:name="_0kmxXZL_H-nXz7sPmZmmkA085">
        <text:p text:style-name="Standard"/>
        <text:section text:style-name="Sect1" text:name="_0kmxXZL_H-nXz7sPmZmmkA087">
          <text:p text:style-name="Standard"><text:span text:style-name="T7">Routing</text:span> is the process of moving a packet of data from one <text:span text:style-name="T7">network</text:span> to another <text:span text:style-name="T7">network</text:span> based on the destination IP address. ... Routers use the information contained in a <text:span text:style-name="T7">route</text:span> to make decisions about which <text:span text:style-name="T7">network</text:span> interface to forward a packet through in order to reach the destination address in the packet</text:p>
        </text:section>
      </text:section>
      <text:p text:style-name="P5"/>
      <text:p text:style-name="P5"/>
      <text:p text:style-name="P5"/>
      <text:p text:style-name="P5"><text:s/>What is traffic shaping?</text:p>
      <text:p text:style-name="P5"/>
      <text:p text:style-name="P27"><text:span text:style-name="T30">Traffic shaping</text:span><text:span text:style-name="T36"> is a </text:span><text:a xlink:type="simple" xlink:href="https://en.wikipedia.org/wiki/Bandwidth_management" text:style-name="Internet_20_link" text:visited-style-name="Visited_20_Internet_20_Link"><text:span text:style-name="T36">bandwidth management</text:span></text:a><text:span text:style-name="T36"> technique used on </text:span><text:a xlink:type="simple" xlink:href="https://en.wikipedia.org/wiki/Computer_networks" text:style-name="Internet_20_link" text:visited-style-name="Visited_20_Internet_20_Link"><text:span text:style-name="T36">computer networks</text:span></text:a><text:span text:style-name="T36"> which delays some or all </text:span><text:a xlink:type="simple" xlink:href="https://en.wikipedia.org/wiki/Datagram" text:style-name="Internet_20_link" text:visited-style-name="Visited_20_Internet_20_Link"><text:span text:style-name="T36">datagrams</text:span></text:a><text:span text:style-name="T36"> to bring them into compliance with a desired </text:span><text:span text:style-name="T34">traffic profile</text:span><text:span text:style-name="T36">.</text:span><text:bookmark text:name="cite_ref-1"/><text:a xlink:type="simple" xlink:href="https://en.wikipedia.org/wiki/Traffic_shaping#cite_note-1" text:style-name="Internet_20_link" text:visited-style-name="Visited_20_Internet_20_Link"><text:span text:style-name="T36">[1]</text:span></text:a><text:bookmark text:name="cite_ref-2"/><text:a xlink:type="simple" xlink:href="https://en.wikipedia.org/wiki/Traffic_shaping#cite_note-2" text:style-name="Internet_20_link" text:visited-style-name="Visited_20_Internet_20_Link"><text:span text:style-name="T36">[2]</text:span></text:a><text:span text:style-name="T36"> Traffic shaping is used to optimize or guarantee performance, </text:span><text:span text:style-name="T31">improve </text:span><text:a xlink:type="simple" xlink:href="https://en.wikipedia.org/wiki/Latency_(engineering)" text:style-name="Internet_20_link" text:visited-style-name="Visited_20_Internet_20_Link"><text:span text:style-name="T31">latency</text:span></text:a><text:span text:style-name="T31">, </text:span><text:span text:style-name="T36">or increase usable </text:span><text:a xlink:type="simple" xlink:href="https://en.wikipedia.org/wiki/Bandwidth_(computing)" text:style-name="Internet_20_link" text:visited-style-name="Visited_20_Internet_20_Link"><text:span text:style-name="T36">bandwidth</text:span></text:a><text:span text:style-name="T36"> for some kinds of </text:span></text:p>
      <text:p text:style-name="P30"><text:span text:style-name="T36">packets by delaying other kinds</text:span></text:p>
      <text:p text:style-name="P30"><text:span text:style-name="T36"/></text:p>
      <text:p text:style-name="P30"><text:span text:style-name="T37">he practice involves delaying the flow of </text:span><text:a xlink:type="simple" xlink:href="https://searchnetworking.techtarget.com/definition/packet" text:style-name="Internet_20_link" text:visited-style-name="Visited_20_Internet_20_Link"><text:span text:style-name="T37">packet</text:span></text:a><text:span text:style-name="T37">s that have been designated as less important or less desired than those of prioritized traffic streams</text:span></text:p>
      <text:p text:style-name="P27"><text:span text:style-name="T36"/></text:p>
      <text:p text:style-name="P27"><text:span text:style-name="T36">Time-sensitive data may be given priority over traffic that can be delayed briefly with little-to-no ill effect.</text:span></text:p>
      <text:p text:style-name="P28"/>
      <text:p text:style-name="P29"><text:span text:style-name="T7">traffic policing</text:span> </text:p>
      <text:p text:style-name="P29"/>
      <text:p text:style-name="P28">In <text:a xlink:type="simple" xlink:href="https://en.wikipedia.org/wiki/Telecommunication" text:style-name="Internet_20_link" text:visited-style-name="Visited_20_Internet_20_Link">communications</text:a>, <text:span text:style-name="T7">traffic policing</text:span> is the process of monitoring <text:a xlink:type="simple" xlink:href="https://en.wikipedia.org/wiki/Network_packet" text:style-name="Internet_20_link" text:visited-style-name="Visited_20_Internet_20_Link">network traffic</text:a> for compliance with a <text:a xlink:type="simple" xlink:href="https://en.wikipedia.org/wiki/Traffic_contract" text:style-name="Internet_20_link" text:visited-style-name="Visited_20_Internet_20_Link">traffic contract</text:a> and taking steps to enforce that contract. </text:p>
      <text:p text:style-name="P5"/>
      <text:p text:style-name="P33"><text:a xlink:type="simple" xlink:href="https://networklessons.com/quality-of-service/qos-traffic-shaping-explained" text:style-name="Internet_20_link" text:visited-style-name="Visited_20_Internet_20_Link"><text:span text:style-name="T19">https://networklessons.com/quality-of-service/qos-traffic-shaping-explained</text:span></text:a></text:p>
      <text:p text:style-name="P33"><text:span text:style-name="T19"/></text:p>
      <text:p text:style-name="P33"><text:span text:style-name="T19"/></text:p>
      <text:p text:style-name="P33"><text:span text:style-name="T19">When we use </text:span><text:span text:style-name="T25">shaping</text:span><text:span text:style-name="T19"> we will </text:span><text:span text:style-name="Strong_20_Emphasis"><text:span text:style-name="T20">buffer</text:span></text:span><text:span text:style-name="T19"> the traffic to a certain bitrate, </text:span></text:p>
      <text:p text:style-name="P33"><text:span text:style-name="T18">policing</text:span><text:span text:style-name="T19"> will </text:span><text:span text:style-name="Strong_20_Emphasis"><text:span text:style-name="T20">drop</text:span></text:span><text:span text:style-name="T19"> the traffic when it exceeds a certain bitrate</text:span></text:p>
      <text:p text:style-name="P5"/>
      <text:p text:style-name="P5">Your ISP sold you a fibre connection with a traffic contract and a guaranteed bandwidth of 10 Mbit, the fibre interface however is capable of sending 100 Mbit per second. Most ISPs will configure policing to drop all traffic above 10 Mbit so that you can’t get more bandwidth than what you are paying for. It’s also possible that they shape it down to 10 Mbit but shaping means they have to buffer data while policing means they can just throw it away.</text:p>
      <text:p text:style-name="P5"/>
      <text:p text:style-name="P5">Instead of waiting for the policer of the ISP to drop your traffic, you might want to shape your outgoing traffic towards the ISP so that <text:span text:style-name="Strong_20_Emphasis">they don’t drop it</text:span></text:p>
      <text:p text:style-name="P5"/>
      <text:p text:style-name="P5"/>
      <text:h text:style-name="P18" text:outline-level="2">4.1. <text:span text:style-name="Teletype">qdisc</text:span></text:h>
      <text:p text:style-name="Text_20_body">Simply put, a qdisc is a scheduler (<text:a xlink:type="simple" xlink:href="http://tldp.org/HOWTO/Traffic-Control-HOWTO/elements.html#e-scheduling" text:style-name="Internet_20_link" text:visited-style-name="Visited_20_Internet_20_Link">Section 3.2</text:a>). Every output interface needs a scheduler of some kind, and the default scheduler is a FIFO. Other qdiscs available under Linux will rearrange the packets entering the scheduler's queue in accordance with that scheduler's rules. </text:p>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ohit Gujarati" svg:font-family="'Lohit Gujarat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1:54:54.921329184</meta:creation-date>
    <meta:editing-duration>PT1H58M57S</meta:editing-duration>
    <meta:editing-cycles>9</meta:editing-cycles>
    <meta:generator>LibreOffice/6.0.7.3$Linux_X86_64 LibreOffice_project/00m0$Build-3</meta:generator>
    <dc:date>2019-11-05T17:07:31.802958745</dc:date>
    <meta:document-statistic meta:table-count="1" meta:image-count="0" meta:object-count="0" meta:page-count="7" meta:paragraph-count="83" meta:word-count="1451" meta:character-count="9392" meta:non-whitespace-character-count="7794"/>
  </office:meta>
</office:document-meta>
</file>